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ffee Ice Cream with Chocolate Espresso Beans</text:p>
      <text:p text:style-name="Standard"/>
      <text:p text:style-name="P2">3 <text:s text:c="7"/>c. half and half</text:p>
      <text:p text:style-name="P2">1 <text:s text:c="7"/>c. heavy cream</text:p>
      <text:p text:style-name="P2">1 1/8 <text:s/>c. sugar</text:p>
      <text:p text:style-name="P2">8 <text:s text:c="7"/>egg yolks</text:p>
      <text:p text:style-name="P2">5 <text:s text:c="7"/>packets “Starbucks Via” instant coffee</text:p>
      <text:p text:style-name="P2">1 <text:s text:c="7"/>c. chocolate-covered espresso beans</text:p>
      <text:p text:style-name="P2"/>
      <text:p text:style-name="P2">Combine half and half and cream in a large pot and bring to a simmer over medium heat.</text:p>
      <text:p text:style-name="P2">Let it thicken for about 15 minutes.</text:p>
      <text:p text:style-name="P2">Whisk together the egg yolks and the sugar unti it is smooth and pastel-yellow.</text:p>
      <text:p text:style-name="P2">Slowly temper the egg mixture by adding 1 cup of hot cream at a time, stirring well in between each added cup.</text:p>
      <text:p text:style-name="P2">Once the egg mixture is combined, place back into pot on the stove and bring it to a simmer again over medium-low heat. <text:s/>Stir constantly.</text:p>
      <text:p text:style-name="P2">As it simmers it will thicken. <text:s/>Eentually, you should be able to leave a finger streak in the thick custurd that will coat the back of the spoon.</text:p>
      <text:p text:style-name="P2">After about 20 minutes, add the instant coffee.</text:p>
      <text:p text:style-name="P2">After about 30 minutes, pour into a large bowl, cover with plastic wrap and refrigerate overnight.</text:p>
      <text:p text:style-name="P2">Freeze in your ice cream maker according to manufacturer instructions. <text:s/>Before it gets too thick, add in your roughly chopped espresso beans. When it is at the desired consistency, pack it into a container and let it firm up in the freezer.</text:p>
      <text:p text:style-name="P2"/>
      <text:p text:style-name="P2"/>
      <text:p text:style-name="P2"/>
      <text:p text:style-name="P2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1-08-09T20:39:39</meta:creation-date>
    <dc:date>2011-08-09T21:11:52</dc:date>
    <dc:creator>Robert Houk</dc:creator>
    <meta:editing-duration>PT00H15M23S</meta:editing-duration>
    <meta:editing-cycles>2</meta:editing-cycles>
    <meta:generator>OpenOffice.org/3.2$Unix OpenOffice.org_project/320m18$Build-9502</meta:generator>
    <meta:document-statistic meta:table-count="0" meta:image-count="0" meta:object-count="0" meta:page-count="2" meta:paragraph-count="16" meta:word-count="215" meta:character-count="1196"/>
  </office:meta>
</office:document-meta>
</file>